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8pt" officeooo:rsid="000adc82" officeooo:paragraph-rsid="000adc82" style:font-size-asian="18pt" style:font-size-complex="18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8pt" officeooo:rsid="000adc82" officeooo:paragraph-rsid="000adc82" style:font-size-asian="18pt" style:font-size-complex="18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8pt" officeooo:rsid="000adc82" officeooo:paragraph-rsid="000ca239" style:font-size-asian="18pt" style:font-size-complex="18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8pt" officeooo:rsid="000adc82" officeooo:paragraph-rsid="000ca239" style:font-size-asian="18pt" style:font-size-complex="18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8pt" officeooo:rsid="000b11f5" officeooo:paragraph-rsid="000b11f5" style:font-size-asian="18pt" style:font-size-complex="18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22pt" fo:font-weight="bold" officeooo:rsid="000adc82" officeooo:paragraph-rsid="000adc82" style:font-size-asian="22pt" style:font-weight-asian="bold" style:font-size-complex="22pt" style:font-weight-complex="bold"/>
    </style:style>
    <style:style style:name="P8" style:family="paragraph" style:parent-style-name="Standard">
      <style:paragraph-properties fo:line-height="200%" fo:text-align="start" style:justify-single-word="false"/>
      <style:text-properties style:font-name="Times New Roman" fo:font-size="12pt" fo:font-weight="bold" officeooo:rsid="000ca239" officeooo:paragraph-rsid="000ca239" style:font-size-asian="10.5pt" style:font-weight-asian="bold" style:font-size-complex="12pt" style:font-weight-complex="bold"/>
    </style:style>
    <style:style style:name="P9" style:family="paragraph" style:parent-style-name="Standard" style:master-page-name="">
      <style:paragraph-properties fo:line-height="200%" fo:text-align="start" style:justify-single-word="false" style:page-number="auto" fo:break-before="auto" fo:break-after="auto"/>
      <style:text-properties style:font-name="Times New Roman" fo:font-size="22pt" fo:font-weight="bold" officeooo:rsid="000ca239" officeooo:paragraph-rsid="000ca239" style:font-size-asian="19.25pt" style:font-weight-asian="bold" style:font-size-complex="22pt" style:font-weight-complex="bold"/>
    </style:style>
    <style:style style:name="P10" style:family="paragraph" style:parent-style-name="corpo" style:master-page-name="">
      <style:paragraph-properties style:page-number="auto" fo:break-before="auto" fo:break-after="auto"/>
      <style:text-properties style:font-name="Times New Roman" officeooo:rsid="000b11f5"/>
    </style:style>
    <style:style style:name="P11" style:family="paragraph" style:parent-style-name="corpo">
      <style:text-properties style:font-name="Times New Roman" officeooo:rsid="000b11f5"/>
    </style:style>
    <style:style style:name="P12" style:family="paragraph" style:parent-style-name="Text">
      <style:paragraph-properties fo:line-height="200%" fo:text-align="start" style:justify-single-word="false"/>
      <style:text-properties style:font-name="Times New Roman" fo:font-size="12pt" fo:font-weight="bold" officeooo:rsid="000ca239" officeooo:paragraph-rsid="000ca239" style:font-size-asian="10.5pt" style:font-weight-asian="bold" style:font-size-complex="12pt" style:font-weight-complex="bold"/>
    </style:style>
    <style:style style:name="P13" style:family="paragraph" style:parent-style-name="Standard" style:master-page-name="First_20_Page">
      <style:paragraph-properties style:page-number="1"/>
      <style:text-properties style:font-name="Times New Roman" officeooo:rsid="000b11f5"/>
    </style:style>
    <style:style style:name="P14" style:family="paragraph" style:parent-style-name="Text" style:list-style-name="L1">
      <style:paragraph-properties fo:line-height="200%" fo:text-align="start" style:justify-single-word="false"/>
      <style:text-properties style:font-name="Times New Roman" fo:font-size="12pt" fo:font-style="normal" fo:font-weight="bold" officeooo:rsid="00101c29" officeooo:paragraph-rsid="00101c29" style:font-size-asian="10.5pt" style:font-style-asian="normal" style:font-weight-asian="bold" style:font-size-complex="12pt" style:font-style-complex="normal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-color="#000000"/>
      <style:paragraph-properties fo:text-align="center"/>
      <style:text-properties fo:font-size="12pt"/>
    </style:style>
    <style:style style:name="P17" style:family="paragraph">
      <style:paragraph-properties fo:line-height="150%" fo:text-align="end"/>
    </style:style>
    <style:style style:name="P18" style:family="paragraph">
      <loext:graphic-properties draw:fill="none" draw:fill-color="#ffffff"/>
    </style:style>
    <style:style style:name="P19" style:family="paragraph">
      <style:paragraph-properties fo:line-height="150%"/>
    </style:style>
    <style:style style:name="P20" style:family="paragraph">
      <loext:graphic-properties draw:fill="none" draw:fill-color="#ffffff"/>
      <style:paragraph-properties fo:line-height="150%"/>
      <style:text-properties style:font-name="Times New Roman" fo:font-size="18pt" style:font-size-asian="18pt" style:font-name-complex="Times New Roman" style:font-size-complex="18pt"/>
    </style:style>
    <style:style style:name="T1" style:family="text">
      <style:text-properties style:font-name="Times New Roman1"/>
    </style:style>
    <style:style style:name="T2" style:family="text">
      <style:text-properties officeooo:rsid="0015029a"/>
    </style:style>
    <style:style style:name="T3" style:family="text">
      <style:text-properties style:font-name="Times New Roman" fo:font-size="18pt" style:font-size-asian="18pt" style:font-name-complex="Times New Roman" style:font-size-complex="18pt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1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5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T<text:span text:style-name="T1">À</text:span> DEGLI STUDI DI MODENA E REGGIO EMILIA</text:p>
      <text:p text:style-name="P2">Dipartimento di Scienze Fisiche, Informatiche e Matematiche</text:p>
      <text:p text:style-name="P2"><draw:line text:anchor-type="paragraph" draw:z-index="0" draw:name="Forma1" draw:style-name="gr1" draw:text-style-name="P15" svg:x1="-0.404cm" svg:y1="0.06cm" svg:x2="17.059cm" svg:y2="0.007cm"><text:p/></draw:line></text:p>
      <text:p text:style-name="P2">CORSO DI LAUREA IN INFORMATICA</text:p>
      <text:p text:style-name="P7">Titolo Provvisorio</text:p>
      <text:p text:style-name="P5"/>
      <text:p text:style-name="P4"><draw:frame text:anchor-type="paragraph" draw:z-index="2" draw:name="Forma3" draw:style-name="gr2" draw:text-style-name="P18" svg:width="3.89cm" svg:height="2.193cm" svg:x="13.397cm" svg:y="-0.173cm"><draw:text-box><text:p text:style-name="P17"><text:span text:style-name="T3">Laureando:</text:span></text:p><text:p text:style-name="P17"><text:span text:style-name="T3">Paolo Crotti</text:span></text:p></draw:text-box></draw:frame><draw:frame text:anchor-type="paragraph" draw:z-index="3" draw:name="Forma4" draw:style-name="gr3" draw:text-style-name="P20" svg:width="6.933cm" svg:height="2.505cm" svg:x="-0.282cm" svg:y="-0.026cm"><draw:text-box><text:p text:style-name="P19"><text:span text:style-name="T3">Relatore:</text:span></text:p><text:p text:style-name="P19"><text:span text:style-name="T3">Dott. Mauro Andreolini</text:span></text:p></draw:text-box></draw:frame><text:tab/><text:tab/></text:p>
      <text:p text:style-name="P3"><text:tab/><text:tab/><text:tab/><text:tab/><text:tab/><text:tab/><text:tab/></text:p>
      <text:p text:style-name="P2"><draw:line text:anchor-type="paragraph" draw:z-index="1" draw:name="Forma2" draw:style-name="gr1" draw:text-style-name="P16" svg:x1="-0.325cm" svg:y1="0.512cm" svg:x2="17.113cm" svg:y2="0.43cm"><text:p/></draw:line></text:p>
      <text:p text:style-name="P6">Anno Accademico 201<text:span text:style-name="T2">8</text:span>/201<text:span text:style-name="T2">9</text:span></text:p>
      <text:p text:style-name="P11"/>
      <text:p text:style-name="P10"/>
      <text:p text:style-name="P13"/>
      <text:p text:style-name="P9">Indice</text:p>
      <text:list xml:id="list1543329358" text:style-name="L1">
        <text:list-item>
          <text:p text:style-name="P14">Introduzione</text:p>
        </text:list-item>
        <text:list-item>
          <text:p text:style-name="P14"/>
        </text:list-item>
      </text:list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" style:class="text" style:master-page-name="">
      <loext:graphic-properties draw:fill="none" draw:fill-color="#729fcf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</style:style>
    <style:style style:name="Heading" style:family="paragraph" style:parent-style-name="Standard" style:next-style-name="Index" style:auto-update="true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rpo" style:family="paragraph" style:parent-style-name="Heading" style:next-style-name="Standard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799cm" fo:margin-bottom="3.6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01cm" fo:margin-bottom="3.2cm" fo:margin-left="3.799cm" fo:margin-right="3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/>
    <style:master-page style:name="Index" style:page-layout-name="Mpm2">
      <style:footer>
        <text:p text:style-name="Footer"/>
      </style:footer>
      <loext:footer-first>
        <text:p text:style-name="MP1"><text:page-number text:select-page="current">0</text:page-number></text:p>
      </loext:footer-first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6:11:32.193000000</meta:creation-date>
    <meta:generator>LibreOffice/6.1.3.2$Windows_X86_64 LibreOffice_project/86daf60bf00efa86ad547e59e09d6bb77c699acb</meta:generator>
    <dc:date>2019-02-26T10:32:36.872000000</dc:date>
    <meta:editing-duration>PT10H6M33S</meta:editing-duration>
    <meta:editing-cycles>4</meta:editing-cycles>
    <meta:document-statistic meta:table-count="0" meta:image-count="0" meta:object-count="0" meta:page-count="4" meta:paragraph-count="11" meta:word-count="30" meta:character-count="214" meta:non-whitespace-character-count="181"/>
  </office:meta>
</office:document-meta>
</file>